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45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920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59">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22T10:13:01.056809062</dc:date>
    <meta:editing-duration>P114DT6H22M11S</meta:editing-duration>
    <meta:editing-cycles>4935</meta:editing-cycles>
    <meta:generator>LibreOffice/7.3.7.2$Linux_X86_64 LibreOffice_project/30$Build-2</meta:generator>
    <meta:document-statistic meta:table-count="9" meta:cell-count="76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